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965in"/>
      <style:text-properties style:font-name="Times" fo:font-size="10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export CLASSPATH='/home/riddhi/Semester4/DBMS_Lab/session_10/mysql-connector-java-8.0.18.jar:.'</text:p>
      <text:p text:style-name="P1">export CLASSPATH=‘/Users/riddhichatterjee/Semester4/DataBase/DataBase lab/session 10/mysql-connector-java-8.0.18.jar’</text:p>
      <text:p text:style-name="P1">javac JdbcDemo.java</text:p>
      <text:p text:style-name="P1">java JdbcD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